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James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5">
            <text:p>5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7">
            <text:p>227</text:p>
          </table:table-cell>
          <table:table-cell table:style-name="ce23" office:value-type="float" office:value="61">
            <text:p>6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31">
            <text:p>3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26">
            <text:p>2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81">
            <text:p>181</text:p>
          </table:table-cell>
          <table:table-cell table:style-name="ce23" office:value-type="float" office:value="43">
            <text:p>4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12">
            <text:p>712</text:p>
          </table:table-cell>
          <table:table-cell table:style-name="ce23" office:value-type="float" office:value="173">
            <text:p>17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8">
            <text:p>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23">
            <text:p>2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259">
            <text:p>25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68">
            <text:p>68</text:p>
          </table:table-cell>
          <table:table-cell table:style-name="ce23" office:value-type="float" office:value="13">
            <text:p>1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38">
            <text:p>3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8">
            <text:p>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5">
            <text:p>105</text:p>
          </table:table-cell>
          <table:table-cell table:style-name="ce23" office:value-type="float" office:value="16">
            <text:p>16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557">
            <text:p>557</text:p>
          </table:table-cell>
          <table:table-cell table:style-name="ce23" office:value-type="float" office:value="118">
            <text:p>118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269">
            <text:p>1269</text:p>
          </table:table-cell>
          <table:table-cell table:style-name="ce23" office:value-type="float" office:value="291">
            <text:p>29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